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cc00" draw:fill-color="#00cc00" draw:textarea-horizontal-align="justify" draw:textarea-vertical-align="middle" draw:auto-grow-height="false" fo:min-height="1.236cm" fo:min-width="2.754cm" draw:shadow-offset-x="0cm" draw:shadow-offset-y="0cm"/>
    </style:style>
    <style:style style:name="gr2" style:family="graphic" style:parent-style-name="standard">
      <style:graphic-properties svg:stroke-color="#00cc00" draw:fill-color="#00cc00" draw:textarea-horizontal-align="justify" draw:textarea-vertical-align="middle" draw:auto-grow-height="false" fo:min-height="1.236cm" fo:min-width="2.754cm"/>
    </style:style>
    <style:style style:name="gr3" style:family="graphic" style:parent-style-name="standard">
      <style:graphic-properties svg:stroke-color="#00cc00" draw:fill-color="#00cc00" draw:textarea-horizontal-align="justify" draw:textarea-vertical-align="middle" draw:auto-grow-height="false" fo:min-height="0.946cm" fo:min-width="3.278cm"/>
    </style:style>
    <style:style style:name="gr4" style:family="graphic" style:parent-style-name="standard">
      <style:graphic-properties svg:stroke-color="#00cc00" draw:fill-color="#00cc00" draw:textarea-horizontal-align="justify" draw:textarea-vertical-align="middle" draw:auto-grow-height="false" fo:min-height="0.925cm" fo:min-width="2.712cm"/>
    </style:style>
    <style:style style:name="gr5" style:family="graphic" style:parent-style-name="standard">
      <style:graphic-properties svg:stroke-color="#00cc00" draw:fill-color="#00cc00" draw:textarea-horizontal-align="justify" draw:textarea-vertical-align="middle" draw:auto-grow-height="false" fo:min-height="1.01cm" fo:min-width="2.712cm"/>
    </style:style>
    <style:style style:name="gr6" style:family="graphic" style:parent-style-name="standard">
      <style:graphic-properties svg:stroke-color="#00cc00" draw:fill-color="#00cc00" draw:textarea-horizontal-align="justify" draw:textarea-vertical-align="middle" draw:auto-grow-height="false" fo:min-height="1.072cm" fo:min-width="2.712cm"/>
    </style:style>
    <style:style style:name="gr7" style:family="graphic" style:parent-style-name="standard">
      <style:graphic-properties svg:stroke-color="#00cc00" draw:fill-color="#00cc00" draw:textarea-horizontal-align="justify" draw:textarea-vertical-align="middle" draw:auto-grow-height="false" fo:min-height="0.946cm" fo:min-width="2.712cm"/>
    </style:style>
    <style:style style:name="gr8" style:family="graphic" style:parent-style-name="standard">
      <style:graphic-properties svg:stroke-color="#00cc00" draw:fill-color="#00cc00" draw:textarea-horizontal-align="justify" draw:textarea-vertical-align="middle" draw:auto-grow-height="false" fo:min-height="1.646cm" fo:min-width="3.896cm"/>
    </style:style>
    <style:style style:name="gr9" style:family="graphic" style:parent-style-name="standard">
      <style:graphic-properties svg:stroke-color="#00cc00" draw:fill-color="#00cc00" draw:textarea-horizontal-align="justify" draw:textarea-vertical-align="middle" draw:auto-grow-height="false" fo:min-height="1.35cm" fo:min-width="1.5cm"/>
    </style:style>
    <style:style style:name="gr10" style:family="graphic" style:parent-style-name="standard">
      <style:graphic-properties svg:stroke-color="#00cc00" draw:fill-color="#00cc00" draw:textarea-horizontal-align="justify" draw:textarea-vertical-align="middle" draw:auto-grow-height="false" fo:min-height="1.45cm" fo:min-width="2.45cm"/>
    </style:style>
    <style:style style:name="gr11" style:family="graphic" style:parent-style-name="standard">
      <style:graphic-properties svg:stroke-color="#00cc00" draw:fill-color="#00cc00" draw:textarea-horizontal-align="justify" draw:textarea-vertical-align="middle" draw:auto-grow-height="false" fo:min-height="1.916cm" fo:min-width="3.866cm"/>
    </style:style>
    <style:style style:name="gr12" style:family="graphic" style:parent-style-name="standard">
      <style:graphic-properties svg:stroke-color="#00cc00" draw:fill-color="#00cc00" draw:textarea-horizontal-align="justify" draw:textarea-vertical-align="middle" draw:auto-grow-height="false" fo:min-height="1.751cm" fo:min-width="1.604cm"/>
    </style:style>
    <style:style style:name="gr13" style:family="graphic" style:parent-style-name="standard">
      <style:graphic-properties svg:stroke-color="#00cc00" draw:fill-color="#00cc00" draw:textarea-horizontal-align="justify" draw:textarea-vertical-align="middle" draw:auto-grow-height="false" fo:min-height="1.651cm" fo:min-width="1.407cm"/>
    </style:style>
    <style:style style:name="gr14" style:family="graphic" style:parent-style-name="standard">
      <style:graphic-properties svg:stroke-color="#00cc00" draw:fill-color="#00cc00" draw:textarea-horizontal-align="justify" draw:textarea-vertical-align="middle" draw:auto-grow-height="false" fo:min-height="1.651cm" fo:min-width="1.604cm"/>
    </style:style>
    <style:style style:name="gr15" style:family="graphic" style:parent-style-name="standard">
      <style:graphic-properties svg:stroke-color="#00cc00" draw:fill-color="#00cc00" draw:textarea-horizontal-align="justify" draw:textarea-vertical-align="middle" draw:auto-grow-height="false" fo:min-height="1.751cm" fo:min-width="1.473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00cc00"/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-color="#00cc00"/>
      <style:paragraph-properties fo:text-align="center"/>
      <style:text-properties fo:font-size="12pt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4.6cm" svg:height="2.1cm" svg:x="2.5cm" svg:y="2cm">
          <text:p text:style-name="P1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6cm" svg:height="2.1cm" svg:x="2.5cm" svg:y="18cm">
          <text:p text:style-name="P1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6cm" svg:height="1.9cm" svg:x="7.8cm" svg:y="2.1cm">
          <text:p text:style-name="P3"><text:s text:c="8"/>Ingreso de valores</text:p>
          <text:p text:style-name="P3">Precio, cantidad</text:p>
          <text:p text:style-name="P3">Tipo de dinero </text:p>
          <text:p text:style-name="P3">Y cuanto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5.1cm" svg:height="1.865cm" svg:x="20.6cm" svg:y="15.235cm">
          <text:p text:style-name="P3">Resultado:</text:p>
          <text:p text:style-name="P3">Insuficiente.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5.1cm" svg:height="2cm" svg:x="8.2cm" svg:y="12cm">
          <text:p text:style-name="P3">Resultado:</text:p>
          <text:p text:style-name="P3">Insuficient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5.1cm" svg:height="2.1cm" svg:x="14.6cm" svg:y="11.9cm">
          <text:p text:style-name="P3">Resultados:</text:p>
          <text:p text:style-name="P3">Cerrado; tipo y</text:p>
          <text:p text:style-name="P3">cantida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4" draw:layer="layout" svg:width="5.1cm" svg:height="1.9cm" svg:x="2.6cm" svg:y="8.4cm">
          <text:p text:style-name="P3">Resultados:</text:p>
          <text:p text:style-name="P3">Abierto;</text:p>
          <text:p text:style-name="P3">Tipo y cantidad 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4" draw:layer="layout" svg:width="4.6cm" svg:height="2.1cm" svg:x="14.7cm" svg:y="2.1cm">
          <text:p text:style-name="P3">Salida de camb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4cm" svg:height="3.2cm" svg:x="9cm" svg:y="7.8cm">
          <text:p text:style-name="P3">Total menor </text:p>
          <text:p text:style-name="P3">Al cambio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5.9cm" svg:height="3.4cm" svg:x="20.2cm" svg:y="11.2cm">
          <text:p text:style-name="P3">Hay cambio en </text:p>
          <text:p text:style-name="P3">Efectivo o</text:p>
          <text:p text:style-name="P3">Mayora cero</text:p>
          <text:p text:style-name="P3">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9" draw:text-style-name="P4" draw:layer="layout" svg:width="4cm" svg:height="3.2cm" svg:x="15cm" svg:y="7.707cm">
          <text:p text:style-name="P3">Total igual</text:p>
          <text:p text:style-name="P3">Al cambio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4" draw:layer="layout" svg:width="4.6cm" svg:height="2.1cm" svg:x="14.7cm" svg:y="4.9cm">
          <text:p text:style-name="P3">Total de dinero </text:p>
          <text:p text:style-name="P3">ingresad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4.6cm" svg:height="2.4cm" svg:x="21cm" svg:y="7.9cm">
          <text:p text:style-name="P3">Genero arreglo</text:p>
          <text:p text:style-name="P3">De cambio </text:p>
          <text:p text:style-name="P3">De efectiv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3.2cm" svg:height="2cm" svg:x="3.4cm" svg:y="12.3cm">
          <text:p text:style-name="P3">Resultado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3" draw:text-style-name="P4" draw:layer="layout" svg:width="2.9cm" svg:height="1.9cm" svg:x="21.7cm" svg:y="18cm">
          <text:p text:style-name="P3">Resultado</text:p>
          <draw:enhanced-geometry svg:viewBox="0 0 21600 21600" draw:glue-points="10800 0 0 10800 10800 21600 21600 10800" draw:text-areas="3600 0 17800 21600" draw:mirror-horizontal="false" draw:mirror-vertical="false" draw:type="flowchart-display" draw:enhanced-path="M 3600 0 L 17800 0 X 21600 10800 17800 21600 L 3600 21600 0 10800 Z N"/>
        </draw:custom-shape>
        <draw:custom-shape draw:style-name="gr14" draw:text-style-name="P4" draw:layer="layout" svg:width="3.2cm" svg:height="1.9cm" svg:x="15.3cm" svg:y="14.9cm">
          <text:p text:style-name="P3">Resultado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5" draw:text-style-name="P4" draw:layer="layout" svg:width="3cm" svg:height="2cm" svg:x="9.1cm" svg:y="14.8cm">
          <text:p text:style-name="P3">Resultado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line draw:style-name="gr16" draw:text-style-name="P5" draw:layer="layout" svg:x1="7.2cm" svg:y1="3.1cm" svg:x2="8.6cm" svg:y2="3.1cm">
          <text:p/>
        </draw:line>
        <draw:line draw:style-name="gr16" draw:text-style-name="P5" draw:layer="layout" svg:x1="13.1cm" svg:y1="3.1cm" svg:x2="14.7cm" svg:y2="3.1cm">
          <text:p/>
        </draw:line>
        <draw:line draw:style-name="gr16" draw:text-style-name="P5" draw:layer="layout" svg:x1="17.1cm" svg:y1="4.2cm" svg:x2="17.1cm" svg:y2="5cm">
          <text:p/>
        </draw:line>
        <draw:line draw:style-name="gr16" draw:text-style-name="P5" draw:layer="layout" svg:x1="17.1cm" svg:y1="7.1cm" svg:x2="17.1cm" svg:y2="7.8cm">
          <text:p/>
        </draw:line>
        <draw:line draw:style-name="gr17" draw:text-style-name="P5" draw:layer="layout" svg:x1="14.7cm" svg:y1="6cm" svg:x2="6cm" svg:y2="6cm">
          <text:p/>
        </draw:line>
        <draw:line draw:style-name="gr17" draw:text-style-name="P5" draw:layer="layout" svg:x1="19.3cm" svg:y1="5.9cm" svg:x2="23.2cm" svg:y2="5.9cm">
          <text:p/>
        </draw:line>
        <draw:line draw:style-name="gr16" draw:text-style-name="P5" draw:layer="layout" svg:x1="6cm" svg:y1="6cm" svg:x2="6cm" svg:y2="8.3cm">
          <text:p/>
        </draw:line>
        <draw:line draw:style-name="gr16" draw:text-style-name="P5" draw:layer="layout" svg:x1="23.2cm" svg:y1="5.9cm" svg:x2="23.2cm" svg:y2="7.7cm">
          <text:p/>
        </draw:line>
        <draw:line draw:style-name="gr16" draw:text-style-name="P5" draw:layer="layout" svg:x1="11cm" svg:y1="6cm" svg:x2="11cm" svg:y2="7.8cm">
          <text:p/>
        </draw:line>
        <draw:line draw:style-name="gr16" draw:text-style-name="P5" draw:layer="layout" svg:x1="5.2cm" svg:y1="10.5cm" svg:x2="5.2cm" svg:y2="12.3cm">
          <text:p/>
        </draw:line>
        <draw:line draw:style-name="gr16" draw:text-style-name="P5" draw:layer="layout" svg:x1="11cm" svg:y1="11cm" svg:x2="11cm" svg:y2="12cm">
          <text:p/>
        </draw:line>
        <draw:line draw:style-name="gr16" draw:text-style-name="P5" draw:layer="layout" svg:x1="17cm" svg:y1="10.9cm" svg:x2="17cm" svg:y2="11.8cm">
          <text:p/>
        </draw:line>
        <draw:line draw:style-name="gr16" draw:text-style-name="P5" draw:layer="layout" svg:x1="23.2cm" svg:y1="10.4cm" svg:x2="23.2cm" svg:y2="11.2cm">
          <text:p/>
        </draw:line>
        <draw:line draw:style-name="gr16" draw:text-style-name="P5" draw:layer="layout" svg:x1="10.7cm" svg:y1="14.009cm" svg:x2="10.7cm" svg:y2="14.809cm">
          <text:p/>
        </draw:line>
        <draw:line draw:style-name="gr16" draw:text-style-name="P5" draw:layer="layout" svg:x1="16.9cm" svg:y1="14.1cm" svg:x2="16.9cm" svg:y2="14.9cm">
          <text:p/>
        </draw:line>
        <draw:line draw:style-name="gr16" draw:text-style-name="P5" draw:layer="layout" svg:x1="23.2cm" svg:y1="14.6cm" svg:x2="23.2cm" svg:y2="15.3cm">
          <text:p/>
        </draw:line>
        <draw:line draw:style-name="gr16" draw:text-style-name="P5" draw:layer="layout" svg:x1="5.1cm" svg:y1="14.4cm" svg:x2="5.1cm" svg:y2="17.8cm">
          <text:p/>
        </draw:line>
        <draw:line draw:style-name="gr16" draw:text-style-name="P5" draw:layer="layout" svg:x1="23.2cm" svg:y1="17.2cm" svg:x2="23.2cm" svg:y2="18.1cm">
          <text:p/>
        </draw:line>
        <draw:line draw:style-name="gr17" draw:text-style-name="P5" draw:layer="layout" svg:x1="10.8cm" svg:y1="16.8cm" svg:x2="10.8cm" svg:y2="18.2cm">
          <text:p/>
        </draw:line>
        <draw:line draw:style-name="gr17" draw:text-style-name="P5" draw:layer="layout" svg:x1="17.1cm" svg:y1="16.8cm" svg:x2="17.1cm" svg:y2="18.7cm">
          <text:p/>
        </draw:line>
        <draw:line draw:style-name="gr16" draw:text-style-name="P5" draw:layer="layout" svg:x1="10.8cm" svg:y1="18.2cm" svg:x2="6.4cm" svg:y2="18.2cm">
          <text:p/>
        </draw:line>
        <draw:line draw:style-name="gr16" draw:text-style-name="P5" draw:layer="layout" svg:x1="17.1cm" svg:y1="18.7cm" svg:x2="7.2cm" svg:y2="18.8cm">
          <text:p/>
        </draw:line>
        <draw:line draw:style-name="gr16" draw:text-style-name="P5" draw:layer="layout" svg:x1="21.9cm" svg:y1="19.6cm" svg:x2="7cm" svg:y2="19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7T14:10:43.056545395</meta:creation-date>
    <dc:date>2020-05-17T16:30:31.603659639</dc:date>
    <meta:editing-duration>PT47M55S</meta:editing-duration>
    <meta:editing-cycles>20</meta:editing-cycles>
    <meta:generator>LibreOffice/5.1.6.2$Linux_X86_64 LibreOffice_project/10m0$Build-2</meta:generator>
    <meta:document-statistic meta:object-count="40"/>
  </office:meta>
</office:document-meta>
</file>